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top="0.1665in" fo:margin-bottom="0in" loext:contextual-spacing="false" fo:text-align="end" style:justify-single-word="false"/>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5" style:family="paragraph" style:parent-style-name="Standard">
      <style:paragraph-properties fo:line-height="150%">
        <style:tab-stops>
          <style:tab-stop style:position="6.389in" style:type="right"/>
        </style:tab-stops>
      </style:paragraph-properties>
      <style:text-properties style:font-name="Arial" fo:font-size="12pt" style:font-size-asian="12pt" style:font-name-complex="Arial1" style:font-size-complex="12pt"/>
    </style:style>
    <style:style style:name="P6" style:family="paragraph" style:parent-style-name="Standard">
      <style:paragraph-properties>
        <style:tab-stops>
          <style:tab-stop style:position="0.25in"/>
          <style:tab-stop style:position="0.5in"/>
          <style:tab-stop style:position="0.75in"/>
          <style:tab-stop style:position="6.3799in" style:type="right"/>
        </style:tab-stops>
      </style:paragraph-properties>
      <style:text-properties style:font-name="Arial" fo:font-size="12pt" style:font-size-asian="12pt" style:font-name-complex="Arial1" style:font-size-complex="12pt"/>
    </style:style>
    <style:style style:name="P7" style:family="paragraph" style:parent-style-name="Standard">
      <style:text-properties style:font-name="Arial" fo:font-size="12pt" fo:font-weight="bold" style:font-size-asian="12pt" style:font-weight-asian="bold" style:font-name-complex="Arial1" style:font-size-complex="12pt"/>
    </style:style>
    <style:style style:name="P8"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9"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10" style:family="paragraph" style:parent-style-name="Standard">
      <style:paragraph-properties fo:line-height="150%">
        <style:tab-stops>
          <style:tab-stop style:position="6.389in" style:type="right"/>
        </style:tab-stops>
      </style:paragraph-properties>
    </style:style>
    <style:style style:name="P11" style:family="paragraph" style:parent-style-name="Standard">
      <style:paragraph-properties>
        <style:tab-stops>
          <style:tab-stop style:position="0.25in"/>
          <style:tab-stop style:position="0.5in"/>
          <style:tab-stop style:position="0.75in"/>
          <style:tab-stop style:position="6.3799in" style:type="right"/>
        </style:tab-stops>
      </style:paragraph-properties>
    </style:style>
    <style:style style:name="P12" style:family="paragraph" style:parent-style-name="Standard">
      <style:paragraph-properties fo:keep-together="always" fo:orphans="0" fo:widows="0" fo:keep-with-next="always"/>
      <style:text-properties style:font-name="Arial" fo:font-size="12pt" style:font-size-asian="12pt" style:font-name-complex="Arial1" style:font-size-complex="12pt"/>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ab-stops>
          <style:tab-stop style:position="0.25in"/>
          <style:tab-stop style:position="0.5in"/>
          <style:tab-stop style:position="0.75in"/>
          <style:tab-stop style:position="6.3799in" style:type="right"/>
        </style:tab-stops>
      </style:paragraph-properties>
    </style:style>
    <style:style style:name="P15" style:family="paragraph" style:parent-style-name="Standard">
      <style:paragraph-properties fo:margin-left="0.5in" fo:margin-right="0in" fo:text-indent="0in" style:auto-text-indent="false">
        <style:tab-stops>
          <style:tab-stop style:position="0.25in"/>
          <style:tab-stop style:position="0.5in"/>
          <style:tab-stop style:position="0.75in"/>
          <style:tab-stop style:position="6.3799in" style:type="right"/>
        </style:tab-stops>
      </style:paragraph-properties>
      <style:text-properties style:font-name="Arial" fo:font-size="12pt" style:font-size-asian="12pt" style:font-name-complex="Arial1" style:font-size-complex="12pt"/>
    </style:style>
    <style:style style:name="P16" style:family="paragraph" style:parent-style-name="Standard">
      <style:paragraph-properties fo:margin-left="0.25in" fo:margin-right="0in" fo:text-indent="0in" style:auto-text-indent="false">
        <style:tab-stops>
          <style:tab-stop style:position="0.25in"/>
          <style:tab-stop style:position="0.5in"/>
          <style:tab-stop style:position="0.75in"/>
          <style:tab-stop style:position="6.3799in" style:type="right"/>
        </style:tab-stops>
      </style:paragraph-properties>
      <style:text-properties style:font-name="Arial" fo:font-size="12pt" style:font-size-asian="12pt" style:font-name-complex="Arial1" style:font-size-complex="12pt"/>
    </style:style>
    <style:style style:name="P17" style:family="paragraph" style:parent-style-name="List_20_Paragraph">
      <style:text-properties style:font-name="Arial" fo:font-size="12pt" style:font-size-asian="12pt" style:font-name-complex="Arial1" style:font-size-complex="12pt"/>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list-style-name="WWNum2"/>
    <style:style style:name="P20" style:family="paragraph" style:parent-style-name="Standard">
      <style:text-properties style:font-name="Arial" fo:font-size="12pt" style:font-size-asian="12pt" style:font-name-complex="Arial1" style:font-size-complex="12pt"/>
    </style:style>
    <style:style style:name="P21" style:family="paragraph" style:parent-style-name="Standard" style:list-style-name="WWNum2">
      <style:text-properties style:font-name="Arial" fo:font-size="12pt" style:font-size-asian="12pt" style:font-name-complex="Arial1" style:font-size-complex="12pt" style:font-weight-complex="bold"/>
    </style:style>
    <style:style style:name="P22" style:family="paragraph" style:parent-style-name="Standard" style:list-style-name="WWNum2">
      <style:text-properties style:font-name="Arial" fo:font-size="12pt" officeooo:paragraph-rsid="0005b730" style:font-size-asian="12pt" style:font-name-complex="Arial1"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24" style:family="paragraph" style:parent-style-name="Standard">
      <style:text-properties officeooo:paragraph-rsid="0005d2c1"/>
    </style:style>
    <style:style style:name="P25" style:family="paragraph" style:parent-style-name="Standard" style:list-style-name="WWNum2">
      <style:paragraph-properties fo:keep-together="always" fo:orphans="0" fo:widows="0" fo:keep-with-next="always"/>
    </style:style>
    <style:style style:name="P26" style:family="paragraph" style:parent-style-name="Standard">
      <style:paragraph-properties fo:margin-left="0.25in" fo:margin-right="0in" fo:text-indent="0in" style:auto-text-indent="false">
        <style:tab-stops>
          <style:tab-stop style:position="0.25in"/>
          <style:tab-stop style:position="0.5in"/>
          <style:tab-stop style:position="0.75in"/>
          <style:tab-stop style:position="6.3799in" style:type="right"/>
        </style:tab-stops>
      </style:paragraph-properties>
      <style:text-properties style:font-name="Arial" fo:font-size="12pt" style:font-size-asian="12pt" style:font-name-complex="Arial1" style:font-size-complex="12pt"/>
    </style:style>
    <style:style style:name="P27" style:family="paragraph" style:parent-style-name="Standard">
      <style:paragraph-properties fo:margin-left="0.5in" fo:margin-right="0in" fo:text-indent="0in" style:auto-text-indent="false"/>
      <style:text-properties style:font-name="Arial" fo:font-size="12pt" style:font-size-asian="12pt" style:font-name-complex="Arial1" style:font-size-complex="12pt"/>
    </style:style>
    <style:style style:name="T1" style:family="text">
      <style:text-properties style:font-name="Arial" fo:font-size="20pt" fo:font-weight="bold" style:font-size-asian="20pt" style:font-weight-asian="bold" style:font-name-complex="Arial1" style:font-size-complex="20pt" style:font-weight-complex="bold"/>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style:font-name="Arial" fo:font-size="12pt" fo:font-weight="bold" style:font-size-asian="12pt" style:font-weight-asian="bold" style:font-name-complex="Arial1" style:font-size-complex="12pt" style:font-weight-complex="bold"/>
    </style:style>
    <style:style style:name="T4" style:family="text">
      <style:text-properties style:font-name="Arial" fo:font-size="12pt" fo:font-weight="bold" officeooo:rsid="0005d2c1"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font-size-asian="12pt" style:font-name-complex="Arial1" style:font-size-complex="12pt" style:font-weight-complex="bold"/>
    </style:style>
    <style:style style:name="T7" style:family="text">
      <style:text-properties style:font-name="Arial" fo:font-size="12pt" officeooo:rsid="0005b730" style:font-size-asian="12pt" style:font-name-complex="Arial1" style:font-size-complex="12pt" style:font-weight-complex="bold"/>
    </style:style>
    <style:style style:name="T8" style:family="text">
      <style:text-properties style:font-name="Arial" fo:font-size="12pt" officeooo:rsid="0005b730" style:font-size-asian="12pt" style:font-name-complex="Arial1" style:font-size-complex="12pt"/>
    </style:style>
    <style:style style:name="T9" style:family="text">
      <style:text-properties style:font-name="Arial" fo:font-size="12pt" officeooo:rsid="0005d2c1" style:font-size-asian="12pt" style:font-name-complex="Arial1" style:font-size-complex="12pt"/>
    </style:style>
    <style:style style:name="T10" style:family="text">
      <style:text-properties style:font-name="Arial" fo:font-size="12pt" officeooo:rsid="0006bf03" style:font-size-asian="12pt" style:font-name-complex="Arial1" style:font-size-complex="12pt"/>
    </style:style>
    <style:style style:name="T11" style:family="text">
      <style:text-properties style:font-name="Arial" fo:font-size="12pt" fo:font-weight="normal" fo:background-color="#ffffff" loext:char-shading-value="0" style:font-size-asian="12pt" style:font-weight-asian="normal" style:font-name-complex="Arial1" style:font-size-complex="12pt"/>
    </style:style>
    <style:style style:name="T12" style:family="text">
      <style:text-properties style:font-name="Arial" fo:font-size="16pt" style:font-size-asian="16pt" style:font-name-complex="Arial1" style:font-size-complex="16pt" style:font-weight-complex="bold"/>
    </style:style>
    <style:style style:name="T13" style:family="text">
      <style:text-properties style:font-name="MS Mincho" fo:font-size="12pt" style:font-name-asian="MS Mincho1" style:font-size-asian="12pt" style:font-name-complex="MS Mincho1" style:font-size-complex="12pt"/>
    </style:style>
    <style:style style:name="T14" style:family="text">
      <style:text-properties style:font-name="MS Mincho" fo:font-size="12pt" officeooo:rsid="0005b730" style:font-name-asian="MS Mincho1" style:font-size-asian="12pt" style:font-name-complex="MS Mincho1" style:font-size-complex="12pt"/>
    </style:style>
    <style:style style:name="T15" style:family="text">
      <style:text-properties fo:font-weight="bold" style:font-weight-asian="bold"/>
    </style:style>
    <style:style style:name="T16" style:family="text">
      <style:text-properties fo:font-weight="bold" officeooo:rsid="0005b730" style:font-weight-asian="bold"/>
    </style:style>
    <style:style style:name="T1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WASHINGTON PROMISSORY NOTE</text:span><text:span text:style-name="T3"><text:line-break/></text:span><text:span text:style-name="T12">(SECURED)</text:span></text:p>
      <text:p text:style-name="P4"/>
      <text:p text:style-name="P3"/>
      <text:p text:style-name="P10"><text:span text:style-name="T6">ON THIS </text:span><text:span text:style-name="T7">6 </text:span><text:span text:style-name="T6">DAY OF </text:span><text:span text:style-name="T7">September</text:span><text:span text:style-name="T6">, 20</text:span><text:span text:style-name="T7">17</text:span><text:span text:style-name="T6">, <text:s/></text:span><text:span text:style-name="T7">Dennis L Nesbitt and Stuart M Nesbitt</text:span><text:span text:style-name="T6">, of </text:span><text:span text:style-name="T7">646 W Summerbreeze Ln Sequim, WA 98382</text:span><text:span text:style-name="T6">, hereinafter known as the “Borrower</text:span><text:span text:style-name="T7">s</text:span><text:span text:style-name="T6">”</text:span><text:span text:style-name="T5"> promise to pay to </text:span><text:span text:style-name="T8">David J Large</text:span><text:span text:style-name="T6">, of </text:span><text:span text:style-name="T7">173 Griffith Farm Rd Sequim, WA 98382</text:span><text:span text:style-name="T5">, hereinafter known as the “Lender”, the principal sum of </text:span><text:span text:style-name="T8">Seven Thousand</text:span><text:span text:style-name="T5"> Dollars <text:s/>($</text:span><text:span text:style-name="T8">7,000.00</text:span><text:span text:style-name="T5">), with interest accruing on the unpaid balance at a rate of </text:span><text:span text:style-name="T8">Zero</text:span><text:span text:style-name="T5"> percent (</text:span><text:span text:style-name="T8">0</text:span><text:span text:style-name="T5">%) per annum in accordance with WA ST 19.52.020 </text:span><text:bookmark text:name="_GoBack"/><text:span text:style-name="T5">(Interest and Usury) of the Washington Statutes.</text:span></text:p>
      <text:p text:style-name="P5"/>
      <text:list xml:id="list1435486302" text:style-name="WWNum2">
        <text:list-item>
          <text:p text:style-name="P25"><text:span text:style-name="T2">PAYMENTS: </text:span><text:span text:style-name="T5">Borrowers shall pay</text:span></text:p>
        </text:list-item>
      </text:list>
      <text:p text:style-name="P12"/>
      <text:p text:style-name="P13"><text:span text:style-name="T2">NO INSTALLMENTS. <text:s/></text:span><text:span text:style-name="T5">Payment in full of principal and interest accrued shall be payable on the due date. </text:span></text:p>
      <text:p text:style-name="P15"/>
      <text:list xml:id="list163604922674205" text:continue-numbering="true" text:style-name="WWNum2">
        <text:list-item>
          <text:p text:style-name="P19"><text:span text:style-name="T2">DUE DATE: </text:span><text:span text:style-name="T5">The full balance on this Note, including any accrued interest and late fees, is due and payable on the </text:span><text:span text:style-name="T8">21st</text:span><text:span text:style-name="T6"> day of </text:span><text:span text:style-name="T7">October</text:span><text:span text:style-name="T6">, 20</text:span><text:span text:style-name="T7">17</text:span><text:span text:style-name="T5">.</text:span></text:p>
        </text:list-item>
      </text:list>
      <text:p text:style-name="P3"/>
      <text:list xml:id="list163605640030586" text:continue-numbering="true" text:style-name="WWNum2">
        <text:list-item>
          <text:p text:style-name="P19"><text:span text:style-name="T2">INTEREST DUE IN THE EVENT OF DEFAULT:</text:span><text:span text:style-name="T5"> In the event that the Borrowers fail to pay the note in full on the due date or </text:span><text:span text:style-name="T10">have</text:span><text:span text:style-name="T5"> failed to make an installment payment due within 15 days of the due date, unpaid principal shall accrue interest at the rate of </text:span><text:span text:style-name="T8">Ten</text:span><text:span text:style-name="T5"> percent (</text:span><text:span text:style-name="T8">10</text:span><text:span text:style-name="T5">%) per annum OR the maximum rate allowed by law, whichever is less, until the Borrowers </text:span><text:span text:style-name="T9">are</text:span><text:span text:style-name="T5"> no longer in default.</text:span></text:p>
        </text:list-item>
      </text:list>
      <text:p text:style-name="P3"/>
      <text:list xml:id="list163604962148900" text:continue-numbering="true" text:style-name="WWNum2">
        <text:list-item>
          <text:p text:style-name="P19"><text:span text:style-name="T2">ALLOCATION OF PAYMENTS:</text:span><text:span text:style-name="T5"> Payments shall be first credited any late fees due, then to interest due and any remainder will be credited to principal. </text:span></text:p>
        </text:list-item>
      </text:list>
      <text:p text:style-name="P3"/>
      <text:list xml:id="list163603843542525" text:continue-numbering="true" text:style-name="WWNum2">
        <text:list-item>
          <text:p text:style-name="P19"><text:span text:style-name="T2">PREPAYMENT:</text:span><text:span text:style-name="T5"> Borrowers may pre-pay this Note without penalty.</text:span></text:p>
        </text:list-item>
      </text:list>
      <text:p text:style-name="P3"/>
      <text:list xml:id="list163604696171281" text:continue-numbering="true" text:style-name="WWNum2">
        <text:list-item>
          <text:p text:style-name="P19"><text:span text:style-name="T2">LATE FEES:</text:span><text:span text:style-name="T5"> If the Lender receives any installment payment more than </text:span><text:span text:style-name="T8">Fifteen(15)</text:span><text:span text:style-name="T5"> days after the date that it is due, then a late payment fee of </text:span><text:span text:style-name="T8">Seventy($70.00)</text:span><text:span text:style-name="T5">, shall be payable with the scheduled installment payment along with any default interest due.</text:span></text:p>
        </text:list-item>
      </text:list>
      <text:p text:style-name="P17"/>
      <text:list xml:id="list163604402168167" text:continue-numbering="true" text:style-name="WWNum2">
        <text:list-item>
          <text:p text:style-name="P19"><text:span text:style-name="T2">DUE ON SALE:</text:span><text:span text:style-name="T5"> This Note is secured by a security instrument described in Section 17 securing repayment of this Note, the property described in such security instrument may not be sold or transferred without the Lender’s consent. If Borrowers breach this provision, Lender may declare all sums due under this Note immediately due and payable, unless prohibited by applicable law.</text:span></text:p>
        </text:list-item>
      </text:list>
      <text:p text:style-name="P3"><text:s/></text:p>
      <text:list xml:id="list163605964776224" text:continue-numbering="true" text:style-name="WWNum2">
        <text:list-item>
          <text:p text:style-name="P19"><text:soft-page-break/><text:span text:style-name="T2">ACCELERATION: </text:span><text:span text:style-name="T5">If the Borrowers </text:span><text:span text:style-name="T9">are</text:span><text:span text:style-name="T5"> in default under this Note or </text:span><text:span text:style-name="T10">are</text:span><text:span text:style-name="T5"> in default under the security instrument securing repayment of this Note, and such default is not cured within </text:span><text:span text:style-name="T8">Fifteen(15)</text:span><text:span text:style-name="T5"> days after written notice of such default, then Lender may, at its option, declare all outstanding sums owed on this Note to be immediately due and payable, in addition to any other rights or remedies that Lender may have under the security instrument or state and federal law.</text:span></text:p>
        </text:list-item>
      </text:list>
      <text:p text:style-name="P27"><text:s/></text:p>
      <text:list xml:id="list163604380057004" text:continue-numbering="true" text:style-name="WWNum2">
        <text:list-item>
          <text:p text:style-name="P19"><text:span text:style-name="T2">ATTORNEYS’ FEES AND COSTS: </text:span><text:span text:style-name="T5">Borrowers shall pay all costs incurred by Lender in collecting sums due under this Note after a default, including reasonable attorneys’ fees. If Lender or Borrowers sue to enforce this Note or obtain a declaration of its rights hereunder, the prevailing party in any such proceeding shall be entitled to recover its reasonable attorneys’ fees and costs incurred in the proceeding (including those incurred in any bankruptcy proceeding or appeal) from the non-prevailing party.</text:span></text:p>
        </text:list-item>
      </text:list>
      <text:p text:style-name="P3"/>
      <text:list xml:id="list163604335691892" text:continue-numbering="true" text:style-name="WWNum2">
        <text:list-item>
          <text:p text:style-name="P19"><text:span text:style-name="T2">WAIVER OF PRESENTMENTS: </text:span><text:span text:style-name="T5">Borrowers waiv</text:span><text:span text:style-name="T9">e</text:span><text:span text:style-name="T5"> presentment for payment, notice of dishonor, protest and notice of protest.</text:span></text:p>
        </text:list-item>
      </text:list>
      <text:p text:style-name="P3"/>
      <text:list xml:id="list163605186957139" text:continue-numbering="true" text:style-name="WWNum2">
        <text:list-item>
          <text:p text:style-name="P19"><text:span text:style-name="T2">NON-WAIVER: </text:span><text:span text:style-name="T5">No failure or delay by Lender in exercising Lender’s rights under this Note shall be considered a waiver of such rights.</text:span></text:p>
        </text:list-item>
      </text:list>
      <text:p text:style-name="P3"/>
      <text:list xml:id="list163605140442064" text:continue-numbering="true" text:style-name="WWNum2">
        <text:list-item>
          <text:p text:style-name="P19"><text:span text:style-name="T2">SEVERABILITY:</text:span><text:span text:style-name="T5"> In the event that any provision herein is determined to be void or unenforceable for any reason, such determination shall not affect the validity or enforceability of any other provision, all of which shall remain in full force and effect.</text:span></text:p>
        </text:list-item>
      </text:list>
      <text:p text:style-name="P3"/>
      <text:list xml:id="list163605894092729" text:continue-numbering="true" text:style-name="WWNum2">
        <text:list-item>
          <text:p text:style-name="P19"><text:span text:style-name="T2">INTEGRATION:</text:span><text:span text:style-name="T5"> There are no verbal or other agreements which modify or affect the terms of this Note. This Note may not be modified or amended except by written agreement signed by Borrowers and Lender.</text:span></text:p>
        </text:list-item>
      </text:list>
      <text:p text:style-name="P17"/>
      <text:list xml:id="list163605431061079" text:continue-numbering="true" text:style-name="WWNum2">
        <text:list-item>
          <text:p text:style-name="P19"><text:span text:style-name="T2">CONFLICTING TERMS:</text:span><text:span text:style-name="T5"> In the event of any conflict between the terms of this Note and the terms of any security instrument securing payment of this Note, the terms of this Note shall prevail.</text:span></text:p>
        </text:list-item>
      </text:list>
      <text:p text:style-name="P17"/>
      <text:list xml:id="list163605771248954" text:continue-numbering="true" text:style-name="WWNum2">
        <text:list-item>
          <text:p text:style-name="P19"><text:span text:style-name="T2">NOTICE: </text:span><text:span text:style-name="Strong"><text:span text:style-name="T11">Any notices required or permitted to be given hereunder shall be given in writing and shall be delivered (a) in person, (b) by certified mail, postage prepaid, return receipt requested, (c) by facsimile, or (d) by a commercial overnight courier that guarantees next day delivery and provides a receipt, and such notices shall be</text:span></text:span><text:span text:style-name="T5"> made to the parties at the addresses listed </text:span><text:span text:style-name="T10">above</text:span><text:span text:style-name="T5">.</text:span></text:p>
        </text:list-item>
      </text:list>
      <text:p text:style-name="P17"/>
      <text:list xml:id="list163604459286384" text:continue-numbering="true" text:style-name="WWNum2">
        <text:list-item>
          <text:p text:style-name="P19"><text:span text:style-name="T2">EXECUTION:</text:span><text:span text:style-name="T5"> The Borrowers execute this Note as a principal and not as a surety. <text:s/></text:span><text:span text:style-name="T10">As</text:span><text:span text:style-name="T5"> there is more than one Borrower, each Borrower shall be jointly and severally liable under this Note.</text:span></text:p>
        </text:list-item>
      </text:list>
      <text:p text:style-name="Standard"><text:span text:style-name="T5"/></text:p>
      <text:p text:style-name="Standard"><text:span text:style-name="T5"/></text:p>
      <text:p text:style-name="Standard"><text:span text:style-name="T5"/></text:p>
      <text:p text:style-name="P17"/>
      <text:list xml:id="list163605000295464" text:continue-numbering="true" text:style-name="WWNum2">
        <text:list-item>
          <text:p text:style-name="P22"><text:soft-page-break/><text:span text:style-name="T15">SECURITY: THIS NOTE IS SECURED BY THE FOLLOWING:</text:span></text:p>
          <text:p text:style-name="P22"><text:span text:style-name="T16">Year:2006</text:span></text:p>
          <text:p text:style-name="P22"><text:span text:style-name="T16">Make: Keystone</text:span></text:p>
          <text:p text:style-name="P22"><text:span text:style-name="T16">Model: Outback Kangaroo 281CRS</text:span></text:p>
          <text:p text:style-name="P22"><text:span text:style-name="T16">VIN: 4YDT28K2X6G921529</text:span><text:span text:style-name="T15"> </text:span></text:p>
          <text:p text:style-name="P21"><text:span text:style-name="T15"/></text:p>
        </text:list-item>
      </text:list>
      <text:p text:style-name="P8"/>
      <text:p text:style-name="P9">SIGNATURE AREA</text:p>
      <text:p text:style-name="P9"/>
      <text:p text:style-name="P7"/>
      <text:p text:style-name="Standard"><text:span text:style-name="T5">This agreement was signed the </text:span><text:span text:style-name="T6">____ day of ____________________, 20___</text:span><text:span text:style-name="T5"> by the following:</text:span></text:p>
      <text:p text:style-name="P3"/>
      <text:p text:style-name="P3"/>
      <text:p text:style-name="P3">_______________________ <text:s text:c="47"/>_______________________ <text:s text:c="4"/></text:p>
      <text:p text:style-name="Standard"><text:span text:style-name="T4">Borrower</text:span><text:span text:style-name="T2">’s</text:span><text:span text:style-name="T5"> Signature <text:s text:c="62"/></text:span><text:span text:style-name="T2">Borrower’s</text:span><text:span text:style-name="T5"> Signature</text:span></text:p>
      <text:p text:style-name="P3"/>
      <text:p text:style-name="P3"/>
      <text:p text:style-name="P3">_______________________ <text:s text:c="47"/>_______________________ <text:s text:c="4"/></text:p>
      <text:p text:style-name="P24"><text:span text:style-name="T4">Borrower</text:span><text:span text:style-name="T2">’s</text:span><text:span text:style-name="T5"> Printed Name <text:s text:c="55"/></text:span><text:span text:style-name="T2">Borrower’s</text:span><text:span text:style-name="T5"> Printed Name</text:span></text:p>
      <text:p text:style-name="P3"/>
      <text:p text:style-name="P3"/>
      <text:p text:style-name="P3">_______________________ <text:s text:c="47"/>_______________________ <text:s text:c="4"/></text:p>
      <text:p text:style-name="Standard"><text:span text:style-name="T2">Witness’s</text:span><text:span text:style-name="T5"> Signature <text:s text:c="60"/></text:span><text:span text:style-name="T2">Witness’s</text:span><text:span text:style-name="T5"> Signature</text:span></text:p>
      <text:p text:style-name="P3"/>
      <text:p text:style-name="P3"/>
      <text:p text:style-name="P3">_______________________ <text:s text:c="47"/>_______________________ <text:s text:c="4"/></text:p>
      <text:p text:style-name="Standard"><text:span text:style-name="T2">Witness’s</text:span><text:span text:style-name="T5"> Printed Name <text:s text:c="54"/></text:span><text:span text:style-name="T2">Witness’s</text:span><text:span text:style-name="T5"> Printed Name <text:s text:c="56"/></text:span></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Standard" style:next-style-name="Standard" style:default-outline-level="4" style:list-style-name="" style:class="text">
      <style:paragraph-properties fo:text-align="justify" style:justify-single-word="false" fo:keep-with-next="always">
        <style:tab-stops>
          <style:tab-stop style:position="0in"/>
          <style:tab-stop style:position="5.278in" style:type="center"/>
        </style:tab-stops>
      </style:paragraph-properties>
    </style:style>
    <style:style style:name="Text_20_body_20_indent" style:display-name="Text body indent" style:family="paragraph" style:parent-style-name="Standard" style:default-outline-level="" style:class="text">
      <style:paragraph-properties fo:margin-left="0.25in" fo:margin-right="0in" fo:margin-top="0in" fo:margin-bottom="0.1665in" loext:contextual-spacing="false" fo:text-align="justify" style:justify-single-word="false" fo:keep-together="always" fo:orphans="0" fo:widows="0" fo:text-indent="0in" style:auto-text-indent="false" fo:keep-with-next="alway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Strong" style:family="text">
      <style:text-properties fo:font-weight="bold" style:font-weight-asian="bold" style:font-weight-complex="bold"/>
    </style:style>
    <style:style style:name="apple-converted-space" style:family="tex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top="0.1665in" fo:margin-bottom="0in" loext:contextual-spacing="false" fo:text-align="end" style:justify-single-word="false"/>
    </style:style>
    <style:style style:name="MT1" style:family="text"/>
    <style:page-layout style:name="Mpm1">
      <style:page-layout-properties fo:page-width="8.5in" fo:page-height="11in" style:num-format="1" style:print-orientation="portrait" fo:margin-top="0.7937in" fo:margin-bottom="1.1in" fo:margin-left="1in" fo:margin-right="1in" style:writing-mode="lr-tb" style:layout-grid-color="#c0c0c0" style:layout-grid-lines="48"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Page <text:span text:style-name="page_20_number"><text:page-number text:select-page="current">3</text:page-number></text:span><text:s/>of <text:span text:style-name="page_20_number"><text:page-count>3</text:page-count></text:span></text:p>
      </style:footer>
    </style:master-page>
    <style:master-page style:name="First_20_Page" style:display-name="First Page" style:page-layout-name="Mpm2" style:next-style-name="Standard">
      <style:footer>
        <text:p text:style-name="MP2">LPB-28A 2/04</text:p>
        <text:p text:style-name="MP1">Page <text:span text:style-name="page_20_number"><text:page-number text:select-page="current">0</text:page-number></text:span><text:s/>of <text:span text:style-name="page_20_number"><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endron</meta:initial-creator>
    <meta:editing-cycles>3</meta:editing-cycles>
    <meta:print-date>2017-09-06T16:35:42.996000000</meta:print-date>
    <meta:creation-date>2016-02-27T14:39:00</meta:creation-date>
    <dc:date>2017-09-06T16:35:28.524000000</dc:date>
    <meta:editing-duration>PT7M41S</meta:editing-duration>
    <meta:generator>LibreOffice/5.4.1.2$Windows_X86_64 LibreOffice_project/ea7cb86e6eeb2bf3a5af73a8f7777ac570321527</meta:generator>
    <meta:document-statistic meta:table-count="0" meta:image-count="0" meta:object-count="0" meta:page-count="3" meta:paragraph-count="39" meta:word-count="826" meta:character-count="5602" meta:non-whitespace-character-count="43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